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6617b2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4" style:family="paragraph" style:parent-style-name="Text_20_body">
      <style:text-properties officeooo:rsid="16e5540f" officeooo:paragraph-rsid="16e5540f"/>
    </style:style>
    <style:style style:name="P35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6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7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38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39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0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1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2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3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4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5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6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47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48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49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0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1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2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3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4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55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56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57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58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59" style:family="paragraph" style:parent-style-name="Text_20_body">
      <style:paragraph-properties fo:text-align="start" style:justify-single-word="false"/>
      <style:text-properties officeooo:paragraph-rsid="171de657"/>
    </style:style>
    <style:style style:name="P60" style:family="paragraph" style:parent-style-name="Text_20_body">
      <style:paragraph-properties fo:text-align="start" style:justify-single-word="false"/>
      <style:text-properties officeooo:paragraph-rsid="16eccd50"/>
    </style:style>
    <style:style style:name="P61" style:family="paragraph" style:parent-style-name="Text_20_body">
      <style:paragraph-properties fo:text-align="start" style:justify-single-word="false"/>
      <style:text-properties officeooo:paragraph-rsid="17307886"/>
    </style:style>
    <style:style style:name="P62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3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4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5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66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67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68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69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0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1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2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73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74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75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76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77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78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79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0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1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2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83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84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85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86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87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88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89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0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1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92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93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94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95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96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97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98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99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0" style:family="paragraph" style:parent-style-name="Text_20_body">
      <style:text-properties fo:language="cs" fo:country="CZ" officeooo:rsid="170b13dd" officeooo:paragraph-rsid="170b13dd"/>
    </style:style>
    <style:style style:name="P101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02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03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04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05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06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07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08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09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0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11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12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13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14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15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16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17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18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19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20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21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22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P123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24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25" style:family="paragraph" style:parent-style-name="Text_20_body">
      <style:paragraph-properties fo:text-align="start" style:justify-single-word="false"/>
      <style:text-properties officeooo:rsid="175bc4d1" officeooo:paragraph-rsid="175bc4d1"/>
    </style:style>
    <style:style style:name="P126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127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28" style:family="paragraph" style:parent-style-name="Text_20_body">
      <style:paragraph-properties fo:text-align="start" style:justify-single-word="false"/>
      <style:text-properties officeooo:rsid="17507774" officeooo:paragraph-rsid="175bc4d1"/>
    </style:style>
    <style:style style:name="P129" style:family="paragraph" style:parent-style-name="Text_20_body">
      <style:paragraph-properties fo:text-align="start" style:justify-single-word="false"/>
      <style:text-properties officeooo:rsid="175d0483" officeooo:paragraph-rsid="175d0483"/>
    </style:style>
    <style:style style:name="P130" style:family="paragraph" style:parent-style-name="Text_20_body">
      <style:paragraph-properties fo:text-align="start" style:justify-single-word="false"/>
      <style:text-properties officeooo:rsid="175dc321" officeooo:paragraph-rsid="175dc321"/>
    </style:style>
    <style:style style:name="P131" style:family="paragraph" style:parent-style-name="Text_20_body">
      <style:text-properties officeooo:rsid="16e0ee99" officeooo:paragraph-rsid="16e0ee99"/>
    </style:style>
    <style:style style:name="P132" style:family="paragraph" style:parent-style-name="Text_20_body">
      <style:text-properties officeooo:rsid="175e90fc" officeooo:paragraph-rsid="175e90fc"/>
    </style:style>
    <style:style style:name="P133" style:family="paragraph" style:parent-style-name="Text_20_body">
      <style:text-properties officeooo:rsid="175e90fc" officeooo:paragraph-rsid="1760e2e6"/>
    </style:style>
    <style:style style:name="P134" style:family="paragraph" style:parent-style-name="Text_20_body">
      <style:text-properties officeooo:paragraph-rsid="175e90fc"/>
    </style:style>
    <style:style style:name="P135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136" style:family="paragraph" style:parent-style-name="Text_20_body">
      <style:paragraph-properties fo:text-align="start" style:justify-single-word="false"/>
      <style:text-properties officeooo:rsid="176617b2" officeooo:paragraph-rsid="176617b2"/>
    </style:style>
    <style:style style:name="P137" style:family="paragraph" style:parent-style-name="Heading_20_1">
      <style:text-properties officeooo:paragraph-rsid="16ce184b"/>
    </style:style>
    <style:style style:name="P138" style:family="paragraph" style:parent-style-name="Heading_20_1">
      <style:text-properties officeooo:rsid="16bcf6a6" officeooo:paragraph-rsid="16bcf6a6"/>
    </style:style>
    <style:style style:name="P139" style:family="paragraph" style:parent-style-name="Text_20_body" style:master-page-name="Standard">
      <style:paragraph-properties style:page-number="auto"/>
      <style:text-properties officeooo:paragraph-rsid="16cfedf3"/>
    </style:style>
    <style:style style:name="P140" style:family="paragraph" style:parent-style-name="Text_20_body">
      <style:paragraph-properties fo:text-align="start" style:justify-single-word="false"/>
      <style:text-properties officeooo:rsid="1713751d" officeooo:paragraph-rsid="1769d2bf"/>
    </style:style>
    <style:style style:name="P141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142" style:family="paragraph" style:parent-style-name="Text_20_body">
      <style:paragraph-properties fo:text-align="start" style:justify-single-word="false"/>
      <style:text-properties officeooo:rsid="176b7d2e" officeooo:paragraph-rsid="176b7d2e"/>
    </style:style>
    <style:style style:name="P143" style:family="paragraph" style:parent-style-name="Text_20_body">
      <style:paragraph-properties fo:text-align="start" style:justify-single-word="false"/>
      <style:text-properties officeooo:rsid="1758c68f" officeooo:paragraph-rsid="1758c68f"/>
    </style:style>
    <style:style style:name="P144" style:family="paragraph" style:parent-style-name="Text_20_body">
      <style:paragraph-properties fo:text-align="start" style:justify-single-word="false"/>
      <style:text-properties officeooo:rsid="176e3011" officeooo:paragraph-rsid="176e3011"/>
    </style:style>
    <style:style style:name="P145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146" style:family="paragraph" style:parent-style-name="Text_20_body">
      <style:text-properties officeooo:rsid="1705ad98" officeooo:paragraph-rsid="1705ad98"/>
    </style:style>
    <style:style style:name="P147" style:family="paragraph" style:parent-style-name="Text_20_body">
      <style:text-properties officeooo:rsid="176f810b" officeooo:paragraph-rsid="176f810b"/>
    </style:style>
    <style:style style:name="P148" style:family="paragraph" style:parent-style-name="Text_20_body">
      <style:paragraph-properties fo:text-align="start" style:justify-single-word="false"/>
      <style:text-properties officeooo:rsid="1759c83e" officeooo:paragraph-rsid="17733fad"/>
    </style:style>
    <style:style style:name="P14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150" style:family="paragraph" style:parent-style-name="Text_20_body">
      <style:paragraph-properties fo:text-align="start" style:justify-single-word="false"/>
      <style:text-properties officeooo:rsid="1774caa5" officeooo:paragraph-rsid="1774caa5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fo:language="cs" fo:country="CZ" officeooo:rsid="1770059c"/>
    </style:style>
    <style:style style:name="T16" style:family="text">
      <style:text-properties fo:language="cs" fo:country="CZ" officeooo:rsid="177020ca"/>
    </style:style>
    <style:style style:name="T17" style:family="text">
      <style:text-properties fo:language="cs" fo:country="CZ" officeooo:rsid="17710d2a"/>
    </style:style>
    <style:style style:name="T18" style:family="text">
      <style:text-properties officeooo:rsid="3a70e331"/>
    </style:style>
    <style:style style:name="T19" style:family="text">
      <style:text-properties officeooo:rsid="3adcbf72"/>
    </style:style>
    <style:style style:name="T20" style:family="text">
      <style:text-properties officeooo:rsid="3add670d"/>
    </style:style>
    <style:style style:name="T21" style:family="text">
      <style:text-properties officeooo:rsid="3adef726"/>
    </style:style>
    <style:style style:name="T22" style:family="text">
      <style:text-properties officeooo:rsid="3adffe37"/>
    </style:style>
    <style:style style:name="T23" style:family="text">
      <style:text-properties officeooo:rsid="16d19975"/>
    </style:style>
    <style:style style:name="T24" style:family="text">
      <style:text-properties officeooo:rsid="16d20f59"/>
    </style:style>
    <style:style style:name="T25" style:family="text">
      <style:text-properties officeooo:rsid="16d3545f"/>
    </style:style>
    <style:style style:name="T26" style:family="text">
      <style:text-properties officeooo:rsid="16d59c4d"/>
    </style:style>
    <style:style style:name="T27" style:family="text">
      <style:text-properties officeooo:rsid="16d786ce"/>
    </style:style>
    <style:style style:name="T28" style:family="text">
      <style:text-properties officeooo:rsid="16d9016f"/>
    </style:style>
    <style:style style:name="T29" style:family="text">
      <style:text-properties officeooo:rsid="16dc1322"/>
    </style:style>
    <style:style style:name="T30" style:family="text">
      <style:text-properties officeooo:rsid="16df8394"/>
    </style:style>
    <style:style style:name="T31" style:family="text">
      <style:text-properties officeooo:rsid="16e58cde"/>
    </style:style>
    <style:style style:name="T32" style:family="text">
      <style:text-properties officeooo:rsid="16e70bee"/>
    </style:style>
    <style:style style:name="T33" style:family="text">
      <style:text-properties officeooo:rsid="16e896f8"/>
    </style:style>
    <style:style style:name="T34" style:family="text">
      <style:text-properties officeooo:rsid="16e9589f"/>
    </style:style>
    <style:style style:name="T35" style:family="text">
      <style:text-properties officeooo:rsid="16e9ee9c"/>
    </style:style>
    <style:style style:name="T36" style:family="text">
      <style:text-properties officeooo:rsid="16e9fa1b"/>
    </style:style>
    <style:style style:name="T37" style:family="text">
      <style:text-properties officeooo:rsid="16ee9a17"/>
    </style:style>
    <style:style style:name="T38" style:family="text">
      <style:text-properties officeooo:rsid="16ef59c5"/>
    </style:style>
    <style:style style:name="T39" style:family="text">
      <style:text-properties officeooo:rsid="16f0ce60"/>
    </style:style>
    <style:style style:name="T40" style:family="text">
      <style:text-properties officeooo:rsid="16f54c98"/>
    </style:style>
    <style:style style:name="T41" style:family="text">
      <style:text-properties officeooo:rsid="16f963b5"/>
    </style:style>
    <style:style style:name="T42" style:family="text">
      <style:text-properties officeooo:rsid="3ada9da4"/>
    </style:style>
    <style:style style:name="T43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9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50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officeooo:rsid="171de657"/>
    </style:style>
    <style:style style:name="T53" style:family="text">
      <style:text-properties officeooo:rsid="16eccd50"/>
    </style:style>
    <style:style style:name="T54" style:family="text">
      <style:text-properties officeooo:rsid="17307886"/>
    </style:style>
    <style:style style:name="T55" style:family="text">
      <style:text-properties officeooo:rsid="4a4e712a"/>
    </style:style>
    <style:style style:name="T56" style:family="text">
      <style:text-properties officeooo:rsid="172ea68b"/>
    </style:style>
    <style:style style:name="T57" style:family="text">
      <style:text-properties officeooo:rsid="17427337"/>
    </style:style>
    <style:style style:name="T58" style:family="text">
      <style:text-properties officeooo:rsid="16cc542d"/>
    </style:style>
    <style:style style:name="T59" style:family="text">
      <style:text-properties officeooo:rsid="1721873d"/>
    </style:style>
    <style:style style:name="T60" style:family="text">
      <style:text-properties officeooo:rsid="16bf516f"/>
    </style:style>
    <style:style style:name="T61" style:family="text">
      <style:text-properties officeooo:rsid="16fa7f7d"/>
    </style:style>
    <style:style style:name="T62" style:family="text">
      <style:text-properties officeooo:rsid="1733b44a"/>
    </style:style>
    <style:style style:name="T63" style:family="text">
      <style:text-properties officeooo:rsid="174eb2c4"/>
    </style:style>
    <style:style style:name="T64" style:family="text">
      <style:text-properties officeooo:rsid="16fd8865"/>
    </style:style>
    <style:style style:name="T65" style:family="text">
      <style:text-properties officeooo:rsid="1760e2e6"/>
    </style:style>
    <style:style style:name="T66" style:family="text">
      <style:text-properties officeooo:rsid="16acca29"/>
    </style:style>
    <style:style style:name="T67" style:family="text">
      <style:text-properties officeooo:rsid="176d6e1e"/>
    </style:style>
    <style:style style:name="T68" style:family="text">
      <style:text-properties officeooo:rsid="1738f9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8">Era Solren </text:span>(otevírací formule magické truhly v Opuštěné pevnosti) (věčnost cosi): <text:span text:style-name="T40">Patach tevah (truhlo, otevři se!)</text:span></text:p>
      <text:p text:style-name="P15"/>
      <text:p text:style-name="P19">TODO (kouzlené formule):</text:p>
      <text:p text:style-name="P19">Ohnivá <text:span text:style-name="T18">střela</text:span>: <text:span text:style-name="T19">Eš (oheň) týl (střela)</text:span></text:p>
      <text:p text:style-name="P21">Kulový blesk: <text:span text:style-name="T19">Nešef (koule) bárak</text:span></text:p>
      <text:p text:style-name="P21">Pomalý pád: <text:span text:style-name="T20">Itij (pomalý) mapal (pád)</text:span></text:p>
      <text:p text:style-name="P21">Přenos myšlenek: <text:span text:style-name="T21">Hávarah (transfer) chašav (thought)</text:span></text:p>
      <text:p text:style-name="P15"><text:span text:style-name="T42">Světlo: </text:span><text:span text:style-name="T43">Ó</text:span><text:span text:style-name="T44">r</text:span><text:span text:style-name="T13"> (light) /</text:span><text:span text:style-name="T14">* to se bude plést se šachor, sakryš */</text:span></text:p>
      <text:p text:style-name="P21">Uzdrav zranění: <text:span text:style-name="T22">Hivrij (heal, cure) petza (wound) </text:span></text:p>
      <text:p text:style-name="P16">Výboj (to je nejspíš černý blesk, ale whatever): <text:span text:style-name="T22">Šichrur</text:span></text:p>
      <text:p text:style-name="P16">Vzplanutí: <text:span text:style-name="T12">Kvidžah</text:span></text:p>
      <text:p text:style-name="P146"><text:span text:style-name="T12">P</text:span><text:span text:style-name="T11">rotoplasma: Makor (zdroj) refeš (sliz)</text:span></text:p>
      <text:p text:style-name="P146"><text:span text:style-name="T11"/></text:p>
      <text:p text:style-name="P147"><text:span text:style-name="T11">Vrať se, odkud jsi přišel: Hašava</text:span><text:span text:style-name="T17">r</text:span><text:span text:style-name="T11"> </text:span><text:span text:style-name="T15">mech ajin</text:span><text:span text:style-name="T11"> ata </text:span><text:span text:style-name="T16">gamar!</text:span></text:p>
      <text:h text:style-name="Heading_20_1" text:outline-level="1">Množné číslo</text:h>
      <text:p text:style-name="P100">- přidat na konec slova -im. (Ot je písmeno nebo runa, otim jsou runy).</text:p>
      <text:p text:style-name="P100">(Tohle asi v hebrejštině funguje jen pro podstatná jména ženského rodu, ale to asi nebudu řešit)</text:p>
      <text:h text:style-name="P137" text:outline-level="1">Slovník</text:h>
      <text:p text:style-name="P40">Blesk – <text:span text:style-name="T23">Bárak</text:span></text:p>
      <text:p text:style-name="P94">Bouře – Sufah</text:p>
      <text:p text:style-name="P42">Beranidlo – Zelokvah</text:p>
      <text:p text:style-name="P77">Bílý – Lavan</text:p>
      <text:p text:style-name="P61"><text:span text:style-name="T54">Čepel – </text:span><text:span text:style-name="T49">T</text:span><text:span text:style-name="T50">araf</text:span></text:p>
      <text:p text:style-name="P55">Dech – <text:span text:style-name="T39">Nišima</text:span></text:p>
      <text:p text:style-name="P56">Detekovat – Gilah</text:p>
      <text:p text:style-name="P123">Déšť – Gešem</text:p>
      <text:p text:style-name="P148">Děs <text:span text:style-name="T68">–</text:span> Ejmah</text:p>
      <text:p text:style-name="P127">Dlouhý – Aruk</text:p>
      <text:p text:style-name="P129">Doupě <text:span text:style-name="T58">– </text:span>Murah</text:p>
      <text:p text:style-name="P125">Drak <text:span text:style-name="T58">– </text:span>Mir<text:span text:style-name="T11">šát</text:span></text:p>
      <text:p text:style-name="P128">Drtivý <text:span text:style-name="T58">–</text:span> Mochetz</text:p>
      <text:p text:style-name="P36">Duše – Ne<text:span text:style-name="T41">f</text:span>e<text:span text:style-name="T41">š</text:span></text:p>
      <text:p text:style-name="P67">Duplikát – Hetek</text:p>
      <text:p text:style-name="P114">Dvojník <text:span text:style-name="T40">–</text:span> Kefel</text:p>
      <text:p text:style-name="P38">Dýka – Pygion</text:p>
      <text:p text:style-name="P39">Dým - Ašan</text:p>
      <text:p text:style-name="P121"><text:span text:style-name="T23">Věčnost</text:span> – <text:span text:style-name="T38">Olam</text:span></text:p>
      <text:p text:style-name="P122"><text:soft-page-break/>Golem - Golém</text:p>
      <text:p text:style-name="P86">Had – Nachaš</text:p>
      <text:p text:style-name="P71">Hladina – Šetah</text:p>
      <text:p text:style-name="P8">Hojit, <text:span text:style-name="T39">Léčit</text:span> – <text:span text:style-name="T39">Efel</text:span></text:p>
      <text:p text:style-name="P70">Huňáč – </text:p>
      <text:p text:style-name="P119">Hypnóza – <text:span text:style-name="T55">Hipnut</text:span></text:p>
      <text:p text:style-name="P120">Chaos - Yšeder</text:p>
      <text:p text:style-name="P71">Chůze – Halijkah</text:p>
      <text:p text:style-name="P59"><text:span text:style-name="T45">I</text:span><text:span text:style-name="T46">luze</text:span><text:span text:style-name="T52"> – Ašlajah</text:span></text:p>
      <text:p text:style-name="P36">Jasný – Zoher</text:p>
      <text:p text:style-name="P5">Jed – <text:span text:style-name="T37">Eres</text:span></text:p>
      <text:p text:style-name="P41">Koule – <text:span text:style-name="T19">Nešef</text:span></text:p>
      <text:p text:style-name="P82">Kouzlo – Kišuf</text:p>
      <text:p text:style-name="P48">Král – Melech</text:p>
      <text:p text:style-name="P49">Krev – Dam</text:p>
      <text:p text:style-name="P74">Lazebník – Sapar</text:p>
      <text:p text:style-name="P85">Lano – Ševel</text:p>
      <text:p text:style-name="P117">Led – Kerach</text:p>
      <text:p text:style-name="P118">Let <text:span text:style-name="T64">– </text:span>Tisah</text:p>
      <text:p text:style-name="P55">Lektvar – <text:span text:style-name="T27">Miškal</text:span></text:p>
      <text:p text:style-name="P78">Levitace – Rišef</text:p>
      <text:p text:style-name="P44"><text:soft-page-break/>Léčit, <text:span text:style-name="T39">Hojit</text:span> – Efel</text:p>
      <text:p text:style-name="P45">Magie – Kesem</text:p>
      <text:p text:style-name="P45">Magický – Kasum</text:p>
      <text:p text:style-name="P101"><text:span text:style-name="T57">M</text:span>etamorfóza – *Šinuj tzurah*</text:p>
      <text:p text:style-name="P98">Mimoprostor – Míver chalal</text:p>
      <text:p text:style-name="P90">Minulost – Avar</text:p>
      <text:p text:style-name="P111">Mistr – Adon</text:p>
      <text:p text:style-name="P112">Mluvit <text:span text:style-name="T62">–</text:span> Diber</text:p>
      <text:p text:style-name="P93">Mrak – Anan</text:p>
      <text:p text:style-name="P91">Mráz – Karah</text:p>
      <text:p text:style-name="P64">Myšlenka – <text:span text:style-name="T24">Chašav</text:span></text:p>
      <text:p text:style-name="P113">Mrtvý <text:span text:style-name="T62">–</text:span> Met</text:p>
      <text:p text:style-name="P103">Najít – Matza</text:p>
      <text:p text:style-name="P104">Naplň <text:span text:style-name="T59">–</text:span> Mala</text:p>
      <text:p text:style-name="P105">Návrat <text:span text:style-name="T59">–</text:span> Hašavah</text:p>
      <text:p text:style-name="P52">Neviditelnost – Ij ryjut</text:p>
      <text:p text:style-name="P43">Očarování – <text:span text:style-name="T36">Kesem</text:span></text:p>
      <text:p text:style-name="P141">Oblouk – Kešet</text:p>
      <text:p text:style-name="P142">Odkud <text:span text:style-name="T66">– </text:span><text:span text:style-name="T67">M</text:span>ech ajin</text:p>
      <text:p text:style-name="P11">Oheň – <text:span text:style-name="T23">Eš</text:span></text:p>
      <text:p text:style-name="P13">Ochrana – <text:span text:style-name="T35">Haganah</text:span></text:p>
      <text:p text:style-name="P69"><text:soft-page-break/>Oko – Ajin</text:p>
      <text:p text:style-name="P63">Otevřít – Patach</text:p>
      <text:p text:style-name="P63"><text:span text:style-name="T63">Otevřený </text:span>– <text:span text:style-name="T63">Patucha</text:span></text:p>
      <text:p text:style-name="P58">Oslnivý – Misanver</text:p>
      <text:p text:style-name="P65">Pamatuj – Zakhar</text:p>
      <text:p text:style-name="P72">Paralýza – Šituk</text:p>
      <text:p text:style-name="P84">Past – Peh</text:p>
      <text:p text:style-name="P33">Paže – Zroa</text:p>
      <text:p text:style-name="P23">Pád – Mapal</text:p>
      <text:p text:style-name="P37">Pes – Naval</text:p>
      <text:p text:style-name="P124">Podoba – Chazut</text:p>
      <text:p text:style-name="P125">Poklad <text:span text:style-name="T58">– </text:span>Otzar</text:p>
      <text:p text:style-name="P80">Pomalý – <text:span text:style-name="T24">Itij</text:span></text:p>
      <text:p text:style-name="P102">Portál <text:span text:style-name="T58">–</text:span> Šár</text:p>
      <text:p text:style-name="P101">Proměna – <text:span text:style-name="T57">Šinah</text:span></text:p>
      <text:p text:style-name="P81">Proti (předpona) – Neged</text:p>
      <text:p text:style-name="P97">Prostor – Chalal</text:p>
      <text:p text:style-name="P64">Přenos – <text:span text:style-name="T21">Hávarah</text:span></text:p>
      <text:p text:style-name="P75">Přelud – Ašlajah</text:p>
      <text:p text:style-name="P149">Přines – Palat</text:p>
      <text:p text:style-name="P150">Přišel <text:span text:style-name="T68">– </text:span>Gamar</text:p>
      <text:p text:style-name="P10"><text:soft-page-break/>Regenerace – <text:span text:style-name="T34">Hitchatšud</text:span></text:p>
      <text:p text:style-name="P8">Rituál – <text:span text:style-name="T33">Tikis</text:span></text:p>
      <text:p text:style-name="P13">Ru<text:span text:style-name="T3">ka</text:span> – <text:span text:style-name="T31">Jad</text:span></text:p>
      <text:p text:style-name="P54">Runa – Ot</text:p>
      <text:p text:style-name="P57">Runy – Otim</text:p>
      <text:p text:style-name="P13">Rukavice – <text:span text:style-name="T32">Kfafa</text:span></text:p>
      <text:p text:style-name="P9">Řád – <text:span text:style-name="T26">Mištar</text:span></text:p>
      <text:p text:style-name="P126">Silný – Chazak</text:p>
      <text:p text:style-name="P125">Skrýt <text:span text:style-name="T58">–</text:span> Histir</text:p>
      <text:p text:style-name="P50">Sliz – Refeš</text:p>
      <text:p text:style-name="P99">Sledování - Gišuš</text:p>
      <text:p text:style-name="P108">Sluha – Mešaret</text:p>
      <text:p text:style-name="P110">Slunce <text:span text:style-name="T61">–</text:span> Šemeš</text:p>
      <text:p text:style-name="P109">Sluneční světlo – Ór šemeš</text:p>
      <text:p text:style-name="P92">Smrt – Mavet</text:p>
      <text:p text:style-name="P35">Sochař - Pasal</text:p>
      <text:p text:style-name="P68"><text:span text:style-name="T8">S</text:span>oustředit – </text:p>
      <text:p text:style-name="P140">Spánek <text:span text:style-name="T66">–</text:span> Šenah</text:p>
      <text:p text:style-name="P135">Srst – </text:p>
      <text:p text:style-name="P136">Stěna<text:span text:style-name="T66"> – </text:span>Chomach</text:p>
      <text:p text:style-name="P37">Strážce – Haganah</text:p>
      <text:p text:style-name="P24"><text:soft-page-break/>Střela – Týl</text:p>
      <text:p text:style-name="P12">Stvořit – <text:s/><text:span text:style-name="T51">Jatzar</text:span></text:p>
      <text:p text:style-name="P51">Sugesce – Hašáh</text:p>
      <text:p text:style-name="P47">Světlo – <text:span text:style-name="T24">Ór</text:span></text:p>
      <text:p text:style-name="P45">Štít – Magen</text:p>
      <text:p text:style-name="P79">Ticho – Šeket</text:p>
      <text:p text:style-name="P106">Tlampač – Ramkol</text:p>
      <text:p text:style-name="P107">Temnota <text:span text:style-name="T60">–</text:span> Chošek</text:p>
      <text:p text:style-name="P95">Tento, tyto – <text:span text:style-name="T25">Hazat</text:span></text:p>
      <text:p text:style-name="P96">Torna – Sak</text:p>
      <text:p text:style-name="P62">Truhla – Tevah</text:p>
      <text:p text:style-name="P73">Tříšť – Ketim</text:p>
      <text:p text:style-name="P143">Tvář – Panim</text:p>
      <text:p text:style-name="P144">Ty (masc) <text:span text:style-name="T66">– </text:span>ata</text:p>
      <text:p text:style-name="P144">Ty (fem.) <text:span text:style-name="T66">– </text:span>at</text:p>
      <text:p text:style-name="P130">Uvnitř <text:span text:style-name="T58">– </text:span>Pnima</text:p>
      <text:p text:style-name="P87">Úder – Nagaf</text:p>
      <text:p text:style-name="P73">Úlomek – Keta</text:p>
      <text:p text:style-name="P37">Věrný – Medujak</text:p>
      <text:p text:style-name="P144">Vy (masc.) <text:span text:style-name="T66">– </text:span>Atem</text:p>
      <text:p text:style-name="P144">Vy (fem.) <text:span text:style-name="T66">– </text:span>Aten</text:p>
      <text:p text:style-name="P89"><text:soft-page-break/>Vize – Chazon</text:p>
      <text:p text:style-name="P66">Zapomeň – Šakhah</text:p>
      <text:p text:style-name="P58">Zář – Lehavah</text:p>
      <text:p text:style-name="P46">Zdroj – Makor</text:p>
      <text:p text:style-name="P53">Zbroj – <text:span text:style-name="T56">Š</text:span>irion</text:p>
      <text:p text:style-name="P88">Změna – Šinah</text:p>
      <text:p text:style-name="P60"><text:span text:style-name="T53">Zranění – Pe</text:span><text:span text:style-name="T47">t</text:span><text:span text:style-name="T48">z</text:span><text:span text:style-name="T53">a</text:span></text:p>
      <text:p text:style-name="P83">Zlomit – Šavar</text:p>
      <text:p text:style-name="P76">Zvuk – Kol</text:p>
      <text:p text:style-name="P115">Žár – Lahat</text:p>
      <text:p text:style-name="P116">Žíravina <text:span text:style-name="T40">–</text:span> Chomel</text:p>
      <text:h text:style-name="Heading_20_1" text:outline-level="1">Formule</text:h>
      <text:p text:style-name="P20">Ohnivá <text:span text:style-name="T18">střela – Eš (oheň) týl (střela)</text:span></text:p>
      <text:p text:style-name="P22">Kulový blesk – <text:span text:style-name="T19">Nešef (koule) bárak</text:span></text:p>
      <text:p text:style-name="P22">Pomalý pád: <text:span text:style-name="T20">Itij (pomalý) mapal (pád)</text:span></text:p>
      <text:p text:style-name="P22">Přenos myšlenek: <text:span text:style-name="T21">Hávarah (transfer) chašav (thought)</text:span></text:p>
      <text:p text:style-name="P22">Světlo: <text:span text:style-name="T24">Ór</text:span><text:span text:style-name="T13"> (light)</text:span></text:p>
      <text:p text:style-name="P22">Uzdrav zranění: <text:span text:style-name="T36">Efel (heal) petza (wound) </text:span></text:p>
      <text:p text:style-name="P18">Výboj (to je nejspíš černý blesk, ale whatever): <text:span text:style-name="T22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8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9">(původně Alondar)</text:span>.</text:p>
      <text:h text:style-name="Heading_20_1" text:outline-level="1">Elfská jména</text:h>
      <text:p text:style-name="P34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30">(to asi může zůstat, nemusí mít staroeflské jméno)</text:span></text:p>
      <text:p text:style-name="P32">Leandor <text:span text:style-name="T30">(to asi může zůstat, nemusí mít staroeflské jméno)</text:span></text:p>
      <text:p text:style-name="P131">Ailara <text:span text:style-name="T30">(to asi může zůstat, nemusí mít staroeflské jméno)</text:span></text:p>
      <text:h text:style-name="Heading_20_3" text:outline-level="3">Poklad se skrývá v dračím doupěti</text:h>
      <text:p text:style-name="Text_20_body">otza - poklad</text:p>
      <text:p text:style-name="Text_20_body">histir – skrýt</text:p>
      <text:p text:style-name="P134">pnima - uvnitř</text:p>
      <text:p text:style-name="Text_20_body">miršát - drak</text:p>
      <text:p text:style-name="Text_20_body">murah – doupě</text:p>
      <text:p text:style-name="P132">Otza histir pnima miršát murah.</text:p>
      <text:p text:style-name="P133"><text:soft-page-break/>Otza histir pnima mir<text:span text:style-name="T65">shaa</text:span>t mura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2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1-01-09T11:51:49.010000000</dc:date>
    <meta:print-date>2113-01-01T00:00:00</meta:print-date>
    <meta:editing-cycles>10918</meta:editing-cycles>
    <meta:editing-duration>P33DT5H33M28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5" meta:paragraph-count="202" meta:word-count="631" meta:character-count="4420" meta:non-whitespace-character-count="3826"/>
  </office:meta>
</office:document-meta>
</file>